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resources here may be useful if you're interested in learning more about state of the art search algorithms.</text:p>
      <text:h text:style-name="Heading_20_2" text:outline-level="2"><text:bookmark text:name="software-libraries"/>Software Libraries</text:h>
      <text:list xml:id="list5413163628535433835" text:style-name="L2">
        <text:list-item>
          <text:p text:style-name="P6"><text:a xlink:type="simple" xlink:href="https://github.com/nasa/europa/wiki/Europa-Examples" office:target-frame-name="_blank" xlink:show="new" text:style-name="Internet_20_link" text:visited-style-name="Visited_20_Internet_20_Link">Europa</text:a> &amp; <text:a xlink:type="simple" xlink:href="https://github.com/nasa/europa/wiki/NDDL-Reference" office:target-frame-name="_blank" xlink:show="new" text:style-name="Internet_20_link" text:visited-style-name="Visited_20_Internet_20_Link">NDDL</text:a> - Open Source planner &amp; planning language from NASA </text:p>
        </text:list-item>
        <text:list-item>
          <text:p text:style-name="P2"><text:a xlink:type="simple" xlink:href="http://lapkt.org/index.php?title=Main_Page" office:target-frame-name="_blank" xlink:show="new" text:style-name="Internet_20_link" text:visited-style-name="Visited_20_Internet_20_Link">LAPKT</text:a> - C++planning tools </text:p>
        </text:list-item>
      </text:list>
      <text:h text:style-name="Heading_20_2" text:outline-level="2"><text:bookmark text:name="readings"/>Readings</text:h>
      <text:list xml:id="list8591581173913105615" text:style-name="L3">
        <text:list-item>
          <text:p text:style-name="P7">AIMA <text:span text:style-name="Strong_20_Emphasis">Chapter 11</text:span> </text:p>
        </text:list-item>
        <text:list-item>
          <text:p text:style-name="P7"><text:a xlink:type="simple" xlink:href="https://frnsys.com/ai_notes/artificial_intelligence/planning.html" office:target-frame-name="_blank" xlink:show="new" text:style-name="Internet_20_link" text:visited-style-name="Visited_20_Internet_20_Link">Planning info page</text:a> </text:p>
        </text:list-item>
        <text:list-item>
          <text:p text:style-name="P7"><text:a xlink:type="simple" xlink:href="http://www.cs.toronto.edu/~sheila/2542/s14/A1/bonetgeffner-heusearch-aij01.pdf" office:target-frame-name="_blank" xlink:show="new" text:style-name="Internet_20_link" text:visited-style-name="Visited_20_Internet_20_Link">Planning as heuristic search</text:a> </text:p>
        </text:list-item>
        <text:list-item>
          <text:p text:style-name="P7"><text:a xlink:type="simple" xlink:href="https://www.aaai.org/ojs/index.php/aimagazine/article/view/2067" office:target-frame-name="_blank" xlink:show="new" text:style-name="Internet_20_link" text:visited-style-name="Visited_20_Internet_20_Link">Current trends in automated planning</text:a> </text:p>
        </text:list-item>
        <text:list-item>
          <text:p text:style-name="P7"><text:a xlink:type="simple" xlink:href="http://www.cogsys.wiai.uni-bamberg.de/teaching/ws0405/s_planning/slides/Introduction_AI_Planning_addon.pdf" office:target-frame-name="_blank" xlink:show="new" text:style-name="Internet_20_link" text:visited-style-name="Visited_20_Internet_20_Link">Comparison of STRIPS, PDDL, ADL</text:a> </text:p>
        </text:list-item>
        <text:list-item>
          <text:p text:style-name="P7">Goal Oriented Action Programming: <text:a xlink:type="simple" xlink:href="http://alumni.media.mit.edu/~jorkin/goap.html" office:target-frame-name="_blank" xlink:show="new" text:style-name="Internet_20_link" text:visited-style-name="Visited_20_Internet_20_Link">GOAP</text:a> </text:p>
        </text:list-item>
        <text:list-item>
          <text:p text:style-name="P7">New Trends in Constraint Satisfaction, Planning, and Scheduling: A Survey; Bartak, Salido, Rossi (2004) </text:p>
        </text:list-item>
        <text:list-item>
          <text:p text:style-name="P7"><text:a xlink:type="simple" xlink:href="https://www.researchgate.net/profile/Peter_Jeavons/publication/2286111_A_Survey_of_Tractable_Constraint_Satisfaction_Problems/links/0fcfd50f9cc5d7acb6000000/A-Survey-of-Tractable-Constraint-Satisfaction-Problems.pdf" office:target-frame-name="_blank" xlink:show="new" text:style-name="Internet_20_link" text:visited-style-name="Visited_20_Internet_20_Link">A Survey of Tractable Constraint Satisfaction Problems</text:a>, Pearson &amp; Jeavons, 1997 </text:p>
        </text:list-item>
        <text:list-item>
          <text:p text:style-name="P3">Foundations of Constraint Satisfaction: The Classic Text, Edward Tsang (1996) </text:p>
        </text:list-item>
      </text:list>
      <text:h text:style-name="Heading_20_2" text:outline-level="2"><text:bookmark text:name="other"/>Other</text:h>
      <text:list xml:id="list3415649519950432199" text:style-name="L4">
        <text:list-item>
          <text:p text:style-name="P8"><text:a xlink:type="simple" xlink:href="http://ggp.stanford.edu/readings/uct.pdf" office:target-frame-name="_blank" xlink:show="new" text:style-name="Internet_20_link" text:visited-style-name="Visited_20_Internet_20_Link">Planning with MCTS w/ UCT</text:a> ← Alternative to classical planning </text:p>
        </text:list-item>
        <text:list-item>
          <text:p text:style-name="P8">Classical planning outperforms deep Q-learning in Atari games</text:p>
          <text:list>
            <text:list-item>
              <text:p text:style-name="P8"><text:a xlink:type="simple" xlink:href="http://people.eng.unimelb.edu.au/nlipovetzky/papers/iw-atari-ijcai-2015.pdf" office:target-frame-name="_blank" xlink:show="new" text:style-name="Internet_20_link" text:visited-style-name="Visited_20_Internet_20_Link">classical planning (2015)</text:a> </text:p>
            </text:list-item>
            <text:list-item>
              <text:p text:style-name="P8"><text:a xlink:type="simple" xlink:href="https://arxiv.org/pdf/1312.5602v1.pdf" office:target-frame-name="_blank" xlink:show="new" text:style-name="Internet_20_link" text:visited-style-name="Visited_20_Internet_20_Link">DQL 2013</text:a> </text:p>
            </text:list-item>
            <text:list-item>
              <text:p text:style-name="P4"><text:a xlink:type="simple" xlink:href="http://web.stanford.edu/class/psych209/Readings/MnihEtAlHassibis15NatureControlDeepRL.pdf" office:target-frame-name="_blank" xlink:show="new" text:style-name="Internet_20_link" text:visited-style-name="Visited_20_Internet_20_Link">DQL 2015</text:a> </text:p>
            </text:list-item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0:09:46.137068992</meta:creation-date>
    <meta:generator>LibreOffice/5.1.6.2$Linux_X86_64 LibreOffice_project/10m0$Build-2</meta:generator>
    <dc:date>2018-05-25T19:50:59.875961533</dc:date>
    <meta:editing-duration>PT1M32S</meta:editing-duration>
    <meta:editing-cycles>3</meta:editing-cycles>
    <meta:document-statistic meta:table-count="0" meta:image-count="0" meta:object-count="0" meta:page-count="1" meta:paragraph-count="20" meta:word-count="140" meta:character-count="852" meta:non-whitespace-character-count="733"/>
  </office:meta>
</office:document-meta>
</file>